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omNetASCIIOutputStream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romNetASCIIOutputStream.__write( int c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romNetASCIIOutputStream.write( byte buffer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omNetASCIIOutputStream.write( byte buffer [ ] , int offse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romNetASCIIOutputStream.FromNetASCIIOutputStream( OutputStream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omNetASCIIOutputStream.write( int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